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distance</text:p>
          </table:table-cell>
        </table:table-row>
        <table:table-row table:style-name="ro1">
          <table:table-cell office:value-type="float" office:value="54.3701532762498">
            <text:p>54.37</text:p>
          </table:table-cell>
          <table:table-cell office:value-type="float" office:value="79.2188904248178">
            <text:p>79.22</text:p>
          </table:table-cell>
          <table:table-cell table:formula="oooc:=SQRT(([.A2]-[.$A$13])^2+([.B2]-[.$B$13])^2)" office:value-type="float" office:value="96.0819762880749">
            <text:p>96.08</text:p>
          </table:table-cell>
        </table:table-row>
        <table:table-row table:style-name="ro1">
          <table:table-cell office:value-type="float" office:value="83.1226097885519">
            <text:p>83.12</text:p>
          </table:table-cell>
          <table:table-cell office:value-type="float" office:value="33.8531263172626">
            <text:p>33.85</text:p>
          </table:table-cell>
          <table:table-cell table:formula="oooc:=SQRT(([.A3]-[.$A$13])^2+([.B3]-[.$B$13])^2)" office:value-type="float" office:value="89.7518936820411">
            <text:p>89.75</text:p>
          </table:table-cell>
        </table:table-row>
        <table:table-row table:style-name="ro1">
          <table:table-cell office:value-type="float" office:value="42.082676384598">
            <text:p>42.08</text:p>
          </table:table-cell>
          <table:table-cell office:value-type="float" office:value="62.7694666851312">
            <text:p>62.77</text:p>
          </table:table-cell>
          <table:table-cell table:formula="oooc:=SQRT(([.A4]-[.$A$13])^2+([.B4]-[.$B$13])^2)" office:value-type="float" office:value="75.5708779863421">
            <text:p>75.57</text:p>
          </table:table-cell>
        </table:table-row>
        <table:table-row table:style-name="ro1">
          <table:table-cell office:value-type="float" office:value="9.11814756691456">
            <text:p>9.12</text:p>
          </table:table-cell>
          <table:table-cell office:value-type="float" office:value="26.2528533581644">
            <text:p>26.25</text:p>
          </table:table-cell>
          <table:table-cell table:formula="oooc:=SQRT(([.A5]-[.$A$13])^2+([.B5]-[.$B$13])^2)" office:value-type="float" office:value="27.7912382685139">
            <text:p>27.79</text:p>
          </table:table-cell>
        </table:table-row>
        <table:table-row table:style-name="ro1">
          <table:table-cell office:value-type="float" office:value="47.0729053020477">
            <text:p>47.07</text:p>
          </table:table-cell>
          <table:table-cell office:value-type="float" office:value="32.1207027416676">
            <text:p>32.12</text:p>
          </table:table-cell>
          <table:table-cell table:formula="oooc:=SQRT(([.A6]-[.$A$13])^2+([.B6]-[.$B$13])^2)" office:value-type="float" office:value="56.9877000605756">
            <text:p>56.99</text:p>
          </table:table-cell>
        </table:table-row>
        <table:table-row table:style-name="ro1">
          <table:table-cell office:value-type="float" office:value="26.0145441163331">
            <text:p>26.01</text:p>
          </table:table-cell>
          <table:table-cell office:value-type="float" office:value="10.4659396689385">
            <text:p>10.47</text:p>
          </table:table-cell>
          <table:table-cell table:formula="oooc:=SQRT(([.A7]-[.$A$13])^2+([.B7]-[.$B$13])^2)" office:value-type="float" office:value="28.0409058115907">
            <text:p>28.04</text:p>
          </table:table-cell>
        </table:table-row>
        <table:table-row table:style-name="ro1">
          <table:table-cell office:value-type="float" office:value="82.6983915641904">
            <text:p>82.7</text:p>
          </table:table-cell>
          <table:table-cell office:value-type="float" office:value="81.3314747996628">
            <text:p>81.33</text:p>
          </table:table-cell>
          <table:table-cell table:formula="oooc:=SQRT(([.A8]-[.$A$13])^2+([.B8]-[.$B$13])^2)" office:value-type="float" office:value="115.990658073796">
            <text:p>115.99</text:p>
          </table:table-cell>
        </table:table-row>
        <table:table-row table:style-name="ro1">
          <table:table-cell office:value-type="float" office:value="76.6424545552582">
            <text:p>76.64</text:p>
          </table:table-cell>
          <table:table-cell office:value-type="float" office:value="53.9257985539734">
            <text:p>53.93</text:p>
          </table:table-cell>
          <table:table-cell table:formula="oooc:=SQRT(([.A9]-[.$A$13])^2+([.B9]-[.$B$13])^2)" office:value-type="float" office:value="93.7126330327909">
            <text:p>93.71</text:p>
          </table:table-cell>
        </table:table-row>
        <table:table-row table:style-name="ro1">
          <table:table-cell office:value-type="float" office:value="60.7729229144752">
            <text:p>60.77</text:p>
          </table:table-cell>
          <table:table-cell office:value-type="float" office:value="45.2799756545573">
            <text:p>45.28</text:p>
          </table:table-cell>
          <table:table-cell table:formula="oooc:=SQRT(([.A10]-[.$A$13])^2+([.B10]-[.$B$13])^2)" office:value-type="float" office:value="75.7867030213483">
            <text:p>75.79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formula="oooc:=SUM([.C2:.C10])" office:value-type="float" office:value="659.714586225074">
            <text:p>659.7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8">09/28/2008</text:date>, <text:time>21:4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Kohei Yoshida</meta:initial-creator>
    <meta:creation-date>2008-09-28T15:14:06</meta:creation-date>
    <dc:creator>Kohei Yoshida</dc:creator>
    <dc:date>2008-09-28T21:44:53</dc:date>
    <meta:editing-cycles>8</meta:editing-cycles>
    <meta:editing-duration>PT26M17S</meta:editing-duration>
    <meta:user-defined meta:name="Info 1"/>
    <meta:user-defined meta:name="Info 2"/>
    <meta:user-defined meta:name="Info 3"/>
    <meta:user-defined meta:name="Info 4"/>
    <meta:user-defined meta:name="us.kohei.ooo.solver:model" meta:value-type="string">$Sheet1.$C$13,min,$Sheet1.$A$13:$B$13</meta:user-defined>
    <meta:document-statistic meta:table-count="3" meta:cell-count="33"/>
  </office:meta>
</office:document-meta>
</file>